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64cm"/>
    </style:style>
    <style:style style:name="Table1.B" style:family="table-column">
      <style:table-column-properties style:column-width="14.937cm"/>
    </style:style>
    <style:style style:name="Table1.A1" style:family="table-cell">
      <style:table-cell-properties style:vertical-align="middle" fo:padding="0.049cm" fo:border="none"/>
    </style:style>
    <style:style style:name="P1" style:family="paragraph" style:parent-style-name="Standard">
      <style:text-properties officeooo:rsid="0005ce97" officeooo:paragraph-rsid="0005ce97"/>
    </style:style>
    <style:style style:name="P2" style:family="paragraph" style:parent-style-name="Text_20_body">
      <style:text-properties officeooo:rsid="0005ce97" officeooo:paragraph-rsid="0005ce97"/>
    </style:style>
    <style:style style:name="P3" style:family="paragraph" style:parent-style-name="Table_20_Contents">
      <style:paragraph-properties fo:margin-top="0cm" fo:margin-bottom="0.499cm" loext:contextual-spac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Quotations">The <text:span text:style-name="Strong_20_Emphasis">static</text:span> storage class is used to declare an identifier that is a local variable either to a function or a file and that exists and retains its value after control passes from where it was declared. This storage class has a duration that is permanent. A variable declared of this class retains its value from one call of the function to the next. The scope is local. A variable is known only by the function it is declared within or if declared globally in a file, it is known or seen only by the functions within that file. This storage class guarantees that declaration of the variable also initializes the variable to zero or all bits off.</text:p>
      <text:p text:style-name="Quotations">The <text:span text:style-name="Strong_20_Emphasis">extern</text:span> storage class is used to declare a global variable that will be known to the functions in a file and capable of being known to all functions in a program. This storage class has a duration that is permanent. Any variable of this class retains its value until changed by another assignment. The scope is global. A variable can be known or seen by all functions within a program. </text:p>
      <text:p text:style-name="Standard"/>
      <text:p text:style-name="P1"><text:a xlink:type="simple" xlink:href="http://cs-fundamentals.com/c-programming/memory-layout-of-c-program-code-data-segments.php" text:style-name="Internet_20_link" text:visited-style-name="Visited_20_Internet_20_Link">http://cs-fundamentals.com/c-programming/memory-layout-of-c-program-code-data-segments.php</text:a></text:p>
      <text:p text:style-name="P1"/>
      <table:table table:name="Table1" table:style-name="Table1">
        <table:table-column table:style-name="Table1.A"/>
        <table:table-column table:style-name="Table1.B"/>
        <table:table-row>
          <table:table-cell table:style-name="Table1.A1" office:value-type="string">
            <text:p text:style-name="Table_20_Contents">49 down vote accepted </text:p>
          </table:table-cell>
          <table:table-cell table:style-name="Table1.A1" office:value-type="string">
            <text:p text:style-name="P3">Well ... gcc is a compiler, make is a tool to help build programs. The difference is huge. You can never build a program purely using make; it's not a compiler. What make does it introduce a separate file of "rules", that describes how to go from source code to finished program. It then interprets this file, figures out what needs to be compiled, and calls gcc for you. This is very useful for larger projects, with hundreds or thousands of source code files, and to keep track of things like compiler options, include paths, and so on.</text:p>
          </table:table-cell>
        </table:table-row>
      </table:table>
      <text:p text:style-name="P2"><text:span text:style-name="Strong_20_Emphasis">gcc</text:span> compiles and/or links a single file. It supports multiple languages, but does not knows how to combine several source files into a non-trivial, running program - you will usually need at least two invocations of gcc (compile and link) to create even the simplest of programs.</text:p>
      <text:p text:style-name="Text_20_body">Wikipedia page on GCC describes it as a "compiler system":</text:p>
      <text:p text:style-name="Quotations">The GNU Compiler Collection (usually shortened to GCC) is a compiler system produced by the GNU Project supporting various programming languages.</text:p>
      <text:p text:style-name="Text_20_body"><text:span text:style-name="Strong_20_Emphasis">make</text:span> is a "build tool" that invokes the compiler (which could be gcc) in a particular sequence to compile multiple sources and link them together. It also tracks dependencies between various source files and object files that result from compilation of sources and does only the operations on components that have changed since last build.</text:p>
      <text:p text:style-name="Text_20_body"><text:a xlink:type="simple" xlink:href="http://www.gnu.org/software/make/" text:style-name="Internet_20_link" text:visited-style-name="Visited_20_Internet_20_Link">GNUmake</text:a> is one popular implementation of make. The description from GNUmake is as follows:</text:p>
      <text:p text:style-name="Quotations">Make is a tool which controls the generation of executables and other non-source files of a program from the program's source files.</text:p>
      <text:p text:style-name="Quotations">Make gets its knowledge of how to build your program from a file called the makefile, which lists each of the non-source files and how to compute it from other fil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5T15:50:04.549204374</meta:creation-date>
    <dc:date>2017-07-25T16:04:24.027171285</dc:date>
    <meta:editing-duration>PT4M9S</meta:editing-duration>
    <meta:editing-cycles>2</meta:editing-cycles>
    <meta:generator>LibreOffice/5.1.6.2$Linux_X86_64 LibreOffice_project/10m0$Build-2</meta:generator>
    <meta:document-statistic meta:table-count="1" meta:image-count="0" meta:object-count="0" meta:page-count="1" meta:paragraph-count="12" meta:word-count="492" meta:character-count="2892" meta:non-whitespace-character-count="2410"/>
  </office:meta>
</office:document-meta>
</file>